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Noto Sans CJK SC" svg:font-family="Noto Sans CJK SC" style:font-family-generic="swiss"/>
    <style:font-face style:name="FreeSans" svg:font-family="FreeSans" style:font-family-generic="system" style:font-pitch="variable"/>
    <style:font-face style:name="Liberation Serif" svg:font-family="Liberation Serif" style:font-family-generic="roman"/>
    <style:font-face style:name="Noto Serif CJK SC" svg:font-family="Noto Serif CJK SC" style:font-family-generic="roman"/>
  </office:font-face-decls>
  <office:automatic-styles>
    <style:style style:name="P1" style:parent-style-name="Title" style:master-page-name="MPF0" style:family="paragraph">
      <style:paragraph-properties fo:break-before="page" style:page-number="0"/>
    </style:style>
    <style:style style:name="P3" style:parent-style-name="Heading1" style:family="paragraph">
      <style:paragraph-properties fo:margin-top="0in"/>
    </style:style>
    <style:style style:name="P4" style:parent-style-name="Heading1" style:family="paragraph">
      <style:paragraph-properties fo:margin-top="0in"/>
    </style:style>
    <style:style style:name="P5" style:parent-style-name="Heading1" style:family="paragraph">
      <style:paragraph-properties fo:margin-top="0in"/>
    </style:style>
    <style:style style:name="P6" style:parent-style-name="Heading1" style:family="paragraph">
      <style:paragraph-properties fo:margin-top="0in"/>
    </style:style>
    <style:style style:name="P7" style:parent-style-name="Standard" style:family="paragraph">
      <style:text-properties fo:color="#808080"/>
    </style:style>
    <style:style style:name="TableColumn9" style:family="table-column">
      <style:table-column-properties style:column-width="1.8708in" style:use-optimal-column-width="false"/>
    </style:style>
    <style:style style:name="TableColumn10" style:family="table-column">
      <style:table-column-properties style:column-width="2.3027in" style:use-optimal-column-width="false"/>
    </style:style>
    <style:style style:name="TableColumn11" style:family="table-column">
      <style:table-column-properties style:column-width="2.0875in" style:use-optimal-column-width="false"/>
    </style:style>
    <style:style style:name="Table8" style:family="table">
      <style:table-properties style:width="6.2611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ableCell21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22" style:parent-style-name="Standard" style:family="paragraph">
      <style:paragraph-properties fo:margin-bottom="0in"/>
    </style:style>
    <style:style style:name="P23" style:parent-style-name="Standard" style:family="paragraph">
      <style:paragraph-properties fo:margin-bottom="0in"/>
    </style:style>
    <style:style style:name="P24" style:parent-style-name="Standard" style:family="paragraph">
      <style:paragraph-properties fo:margin-bottom="0in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family="paragraph">
      <style:paragraph-properties fo:margin-bottom="0in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Standard" style:family="paragraph">
      <style:paragraph-properties fo:margin-bottom="0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ableCell30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31" style:parent-style-name="Standard" style:family="paragraph">
      <style:paragraph-properties fo:margin-bottom="0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Standard" style:family="paragraph">
      <style:paragraph-properties fo:margin-bottom="0in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Standard" style:family="paragraph">
      <style:paragraph-properties fo:margin-bottom="0in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ableCell46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47" style:parent-style-name="Standard" style:family="paragraph">
      <style:paragraph-properties fo:margin-bottom="0.0319in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margin-bottom="0.0319in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Standard" style:family="paragraph">
      <style:paragraph-properties fo:margin-bottom="0.0319in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ableCell53" style:family="table-cell">
      <style:table-cell-properties fo:border="none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</office:automatic-styles>
  <office:body>
    <office:text text:use-soft-page-breaks="true">
      <text:p text:style-name="P1"/>
      <text:p text:style-name="Title"/>
      <text:p text:style-name="Title"/>
      <text:p text:style-name="Title">Pointless Knowledge(wannabeasteroids)-1_0_0-linux Feature Design Document</text:p>
      <text:p text:style-name="Standard"/>
      <text:p text:style-name="Standard"/>
      <text:p text:style-name="Subtitle">Student Name: Jono Price</text:p>
      <text:p text:style-name="Standard"/>
      <text:p text:style-name="Standard"/>
      <text:h text:style-name="P3" text:outline-level="1">Executive Summary/Elevator Pitch</text:h>
      <text:p text:style-name="Standard">Sound effects for shooting bullets, asteroids being hit &amp; ship moving if possible. <text:s/>It will add extra atmosphere to gameplay and provide additional information in complex/hectic scenarios when the eye may not be able to follow every event.</text:p>
      <text:p text:style-name="Standard"/>
      <text:h text:style-name="Heading1" text:outline-level="1">Gameplay</text:h>
      <text:p text:style-name="Standard">When the player accelerates the ship forward or backward using the “w” or “s” keys respectively, the ship will produce an “engine” noise. <text:s/>Turning/changing the ships angle/aspect should not make noise (or later feature additions could possibly produce a different “turning” sound effect).</text:p>
      <text:p text:style-name="Standard">When the player fires a bullet using the “space” key a “shooting” sound effect will be produced. <text:s/>Can become staccato when rapidly firing bullets.</text:p>
      <text:p text:style-name="Standard">If the player fires a bullet which successfully hits an asteroid (the objective of the game) a rock “smashing” sound effect will be produced. <text:s/>Louder/different pitch sounds could be used for Big Asteroids, gradually reducing volume or increasing pitch for Medium Asteroids then again to the last Small Asteroids.</text:p>
      <text:p text:style-name="Standard">Optionally the disintegration of Small Asteroids could produce a different sound effect to alert the player of success, thus requiring no further attention to that position.</text:p>
      <text:p text:style-name="Standard"/>
      <text:h text:style-name="P4" text:outline-level="1"/>
      <text:h text:style-name="P5" text:outline-level="1"/>
      <text:h text:style-name="P6" text:outline-level="1">Mechanics</text:h>
      <text:p text:style-name="Standard">The<text:s/>event<text:s/>sheet has a<text:s/>“Player”<text:s/>event<text:s/>group applicable to the Player<text:s/>(ship)<text:s/>object. <text:s/>Under<text:s/>this the sub-event<text:s/>“Player movement”<text:s/>has a<text:s/>“w” key press condition<text:s/>which is<text:s/>always applicable<text:s/>to the Player object. <text:s/>This condition produces the action of<text:s/>a<text:s/>forward force<text:s/>(of a given amount and angle) on the Player object. <text:s/>We will add another action when this condition is true that plays<text:s/>the<text:s/>sound effect asset<text:s/>“Lose 3.aac” of volume<text:s/>[50]<text:s/>0-100 &amp; boolean<text:s/>[no]<text:s/>to<text:s/>loop playing.</text:p>
      <text:p text:style-name="Standard">The same sub-event<text:s/>“Player movement” has the “s” key press condition, always applicable to the Player<text:s/>(ship)<text:s/>object, producing the action of backward force (of a given amount and angle) on the Player object. <text:s/>We will add the action when this condition is true that also plays<text:s/>the<text:s/>sound effect asset “Lose 3.aac” of a<text:s/>slightly lower<text:s/>volume [30] 0-100, a pitch (speed) of 1.5<text:s/>&amp; boolean [no]<text:s/>to<text:s/>loop playing.</text:p>
      <text:p text:style-name="Standard"/>
      <text:p text:style-name="Standard">Another<text:s/>sub-event<text:s/>“Player firing”<text:s/>in the “Player” event group<text:s/>has a “space” key release condition,<text:s/>triggered once only. <text:s/>This condition<text:s/>produces the action to create a<text:s/>“Bullet” object (of a given speed and direction). <text:s/>We will add another action when this condition is true that plays<text:s/>the<text:s/>sound effect asset “Boss Shoot.aac” of volume [100] 0-100 &amp; boolean [no]<text:s/>to<text:s/>loop playing.</text:p>
      <text:p text:style-name="P7"/>
      <text:p text:style-name="Standard">The<text:s/>event<text:s/>sheet has an<text:s/>event<text:s/>group<text:s/>“Splitting asteroids”.<text:s text:c="2"/>The<text:s/>sub-event<text:s/>“Split big asteroid”<text:s/>repeats for each instance of the “AsteroidBig” object. <text:s/>The<text:s/>condition<text:s/>AsteroidBig<text:s/>object in collision with a “Bullet”<text:s/>object has an action that<text:s/>splits the big asteroid into two medium asteroid objects. <text:s/>We will add another action to play the sound effect “Explosion 1.aac”<text:s/>of default volume [100] 0-100, the default pitch (speed) of 1<text:s/>&amp;<text:s/>boolean [no] to loop playing.</text:p>
      <text:p text:style-name="Standard">The sub-event “Split medium asteroid” repeating for all instances of the “AsteroidMedium” object has<text:s/>a similar<text:s/>Bullet object<text:s/>collision condition<text:s/>as the big asteroid.<text:s text:c="2"/>It produces the action to split the medium asteroid into two small asteroids.<text:s text:c="2"/>We will add another action to play the sound effect “Explosion 1.aac” of different volume [90] 0-100,<text:s/>a<text:s/>pitch (speed) of 2<text:s/>&amp; boolean [no] to loop playing.</text:p>
      <text:p text:style-name="Standard"><text:s/>The sub-event “Destroy small asteroids” repeating<text:s/>for each instance of the “AsteroidSmall”<text:s/>has<text:s/>a<text:s/>Bullet object collision condition<text:s/>like<text:s/>the other asteroids.<text:s text:c="2"/>It produces the<text:s/>action<text:s/>to<text:s/>destroy the small asteroids. <text:s/>We will add another action to play the sound effect “Explosion 1.aac” of different volume [80] 0-100,<text:s/>a<text:s/>pitch (speed) of 3 &amp; boolean [no] to loop playing.</text:p>
      <text:p text:style-name="Standard"/>
      <text:p text:style-name="Standard"/>
      <text:p text:style-name="Standard"/>
      <text:p text:style-name="Standard"/>
      <text:p text:style-name="Standard"/>
      <text:h text:style-name="Heading1" text:outline-level="1">Assets</text:h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sset Name</text:p>
          </table:table-cell>
          <table:table-cell table:style-name="TableCell15">
            <text:p text:style-name="P16">Short Description</text:p>
          </table:table-cell>
          <table:table-cell table:style-name="TableCell17">
            <text:p text:style-name="P18">Source</text:p>
          </table:table-cell>
        </table:table-row>
        <table:table-row table:style-name="TableRow19">
          <table:table-cell table:style-name="TableCell20">
            <text:p text:style-name="Standard">Boss Shoot.aac</text:p>
          </table:table-cell>
          <table:table-cell table:style-name="TableCell21">
            <text:p text:style-name="P22">Laser-like bullet sound</text:p>
            <text:p text:style-name="P23"/>
            <text:p text:style-name="P24"><text:span text:style-name="T25">Source</text:span>: Gdevelop Asset Store</text:p>
            <text:p text:style-name="P26"><text:span text:style-name="T27">Category</text:span>: “space shooter by pixel boy”</text:p>
            <text:p text:style-name="P28"><text:span text:style-name="T29">Asset</text:span>: Boss Shoot.aac CCO (public domain)</text:p>
          </table:table-cell>
          <table:table-cell table:style-name="TableCell30">
            <text:p text:style-name="P31">https://asset-resources.gdevelop.io/public-resources/Space Shooter by Pixel boy/Sound/208c11a06c6413ff7b02b490bf9dad801113167370013cdf516d1c4044ed7c22_Boss Shoot.aac</text:p>
          </table:table-cell>
        </table:table-row>
        <table:table-row table:style-name="TableRow32">
          <table:table-cell table:style-name="TableCell33">
            <text:p text:style-name="Standard">Lose 3.aac</text:p>
          </table:table-cell>
          <table:table-cell table:style-name="TableCell34">
            <text:p text:style-name="Standard">Sound effect to indicate spaceship movement. Backward motion (“s” key) uses the same sound effect at slightly lower volume and 1.5 pitch</text:p>
            <text:p text:style-name="P35"><text:span text:style-name="T36">Source</text:span>: Gdevelop Asset Store</text:p>
            <text:p text:style-name="P37"><text:span text:style-name="T38">Category</text:span>: “All assets”</text:p>
            <text:p text:style-name="P39"><text:span text:style-name="T40">Asset</text:span>: Lose 3.aac CCO (public domain)</text:p>
          </table:table-cell>
          <table:table-cell table:style-name="TableCell41">
            <text:p text:style-name="P42">https://asset-resources.gdevelop.io/public-resources/Arcade/Sound effects/Lose/6ba89a9f2e7dc36e95d33b19fb5933cd516bce00d5ac6e72ba1bdfe9c98dfe46_Lose 3.aac</text:p>
          </table:table-cell>
        </table:table-row>
        <table:table-row table:style-name="TableRow43">
          <table:table-cell table:style-name="TableCell44">
            <text:p text:style-name="Standard"><text:span text:style-name="T45">1)</text:span><text:s/>Explosion 1.aac</text:p>
          </table:table-cell>
          <table:table-cell table:style-name="TableCell46">
            <text:p text:style-name="Standard">All<text:s/>sizes<text:s/>Asteroid hit/damage sound effect<text:s/>(volume/pitch altered for size)</text:p>
            <text:p text:style-name="P47"><text:span text:style-name="T48">Source</text:span>: Gdevelop Asset Store</text:p>
            <text:p text:style-name="P49"><text:span text:style-name="T50">Category</text:span>: “All assets”</text:p>
            <text:p text:style-name="P51"><text:span text:style-name="T52">Assets</text:span>: Explosion 1.aac CCO (public domain</text:p>
          </table:table-cell>
          <table:table-cell table:style-name="TableCell53">
            <text:p text:style-name="Standard"><text:a xlink:href="https://asset-resources.gdevelop.io/public-resources/Western%20FPS2D/Sound/68d16e38f82501c538c69cacf2f2491b4ff15cb34fa3ad08ce8e9445b4f1812a_Explosion%201.aac" office:target-frame-name="_top" xlink:show="replace">https://asset-resources.gdevelop.io/public-resources/Western FPS2D/Sound/68d16e38f82501c538c69cacf2f2491b4ff15cb34fa3ad08ce8e9445b4f1812a_Explosion 1.aac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Noto Sans CJK SC" svg:font-family="Noto Sans CJK SC" style:font-family-generic="swiss"/>
    <style:font-face style:name="FreeSans" svg:font-family="FreeSans" style:font-family-generic="system" style:font-pitch="variable"/>
    <style:font-face style:name="Liberation Serif" svg:font-family="Liberation Serif" style:font-family-generic="roman"/>
    <style:font-face style:name="Noto Serif CJK SC" svg:font-family="Noto Serif CJK SC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="Liberation Serif" style:font-name-asian="Noto Serif CJK SC"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="Liberation Serif" style:font-name-asian="Noto Serif CJK SC"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="Liberation Serif" style:font-name-asian="Noto Serif CJK SC"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DengXian Light" fo:letter-spacing="-0.0069in" style:letter-kerning="true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style:font-name-asian="DengXian Light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DefaultParagraphFontWW" style:display-name="Default Paragraph Font (WW)" style:family="text"/>
    <style:style style:name="Heading1Char" style:display-name="Heading 1 Char" style:family="text" style:parent-style-name="DefaultParagraphFontWW">
      <style:text-properties style:font-name="Aptos Display" style:font-name-asian="DengXian Light" style:font-name-complex="F" fo:color="#0F4761" fo:font-size="20pt" style:font-size-asian="20pt" style:font-size-complex="20pt"/>
    </style:style>
    <style:style style:name="Heading2Char" style:display-name="Heading 2 Char" style:family="text" style:parent-style-name="DefaultParagraphFontWW">
      <style:text-properties style:font-name="Aptos Display" style:font-name-asian="DengXian Light" style:font-name-complex="F" fo:color="#0F4761" fo:font-size="16pt" style:font-size-asian="16pt" style:font-size-complex="16pt"/>
    </style:style>
    <style:style style:name="Heading3Char" style:display-name="Heading 3 Char" style:family="text" style:parent-style-name="DefaultParagraphFontWW">
      <style:text-properties style:font-name-asian="DengXian Light" style:font-name-complex="F" fo:color="#0F4761" fo:font-size="14pt" style:font-size-asian="14pt" style:font-size-complex="14pt"/>
    </style:style>
    <style:style style:name="Heading4Char" style:display-name="Heading 4 Char" style:family="text" style:parent-style-name="DefaultParagraphFontWW">
      <style:text-properties style:font-name-asian="DengXian Light" style:font-name-complex="F" fo:font-style="italic" style:font-style-asian="italic" style:font-style-complex="italic" fo:color="#0F4761"/>
    </style:style>
    <style:style style:name="Heading5Char" style:display-name="Heading 5 Char" style:family="text" style:parent-style-name="DefaultParagraphFontWW">
      <style:text-properties style:font-name-asian="DengXian Light" style:font-name-complex="F" fo:color="#0F4761"/>
    </style:style>
    <style:style style:name="Heading6Char" style:display-name="Heading 6 Char" style:family="text" style:parent-style-name="DefaultParagraphFontWW">
      <style:text-properties style:font-name-asian="DengXian Light" style:font-name-complex="F" fo:font-style="italic" style:font-style-asian="italic" style:font-style-complex="italic" fo:color="#595959"/>
    </style:style>
    <style:style style:name="Heading7Char" style:display-name="Heading 7 Char" style:family="text" style:parent-style-name="DefaultParagraphFontWW">
      <style:text-properties style:font-name-asian="DengXian Light" style:font-name-complex="F" fo:color="#595959"/>
    </style:style>
    <style:style style:name="Heading8Char" style:display-name="Heading 8 Char" style:family="text" style:parent-style-name="DefaultParagraphFontWW">
      <style:text-properties style:font-name-asian="DengXian Light" style:font-name-complex="F" fo:font-style="italic" style:font-style-asian="italic" style:font-style-complex="italic" fo:color="#272727"/>
    </style:style>
    <style:style style:name="Heading9Char" style:display-name="Heading 9 Char" style:family="text" style:parent-style-name="DefaultParagraphFontWW">
      <style:text-properties style:font-name-asian="DengXian Light" style:font-name-complex="F" fo:color="#272727"/>
    </style:style>
    <style:style style:name="TitleChar" style:display-name="Title Char" style:family="text" style:parent-style-name="DefaultParagraphFontWW">
      <style:text-properties style:font-name="Aptos Display" style:font-name-asian="DengXian Light" style:font-name-complex="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WW">
      <style:text-properties style:font-name-asian="DengXian Light" style:font-name-complex="F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WW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WW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WW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WW">
      <style:text-properties fo:font-weight="bold" style:font-weight-asian="bold" style:font-weight-complex="bold" fo:font-variant="small-caps" fo:color="#0F4761" fo:letter-spacing="0.0034in"/>
    </style:style>
    <style:style style:name="HeaderChar" style:display-name="Header Char" style:family="text" style:parent-style-name="DefaultParagraphFontWW"/>
    <style:style style:name="FooterChar" style:display-name="Footer Char" style:family="text" style:parent-style-name="DefaultParagraphFontWW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WW" style:display-name="No List (WW)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1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THONY CHENEVIER</meta:initial-creator>
    <dc:creator>Jonathan Price</dc:creator>
    <meta:creation-date>2024-06-14T03:32:00Z</meta:creation-date>
    <dc:date>2024-06-14T03:32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ContentTypeId">0x01010091FA23BE25F9DA45AB9F31A70035738E</meta:user-defined>
    <meta:document-statistic meta:page-count="3" meta:paragraph-count="10" meta:word-count="759" meta:character-count="5080" meta:row-count="36" meta:non-whitespace-character-count="4331"/>
  </office:meta>
</office:document-meta>
</file>